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f00" draw:fill-color="#ffd428" draw:opacity="44%" draw:textarea-horizontal-align="justify" draw:textarea-vertical-align="middle" draw:auto-grow-height="false" fo:min-height="2.29cm" fo:min-width="0.541cm"/>
    </style:style>
    <style:style style:name="gr2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.416cm" fo:min-width="0.179cm"/>
    </style:style>
    <style:style style:name="gr3" style:family="graphic" style:parent-style-name="standard">
      <style:graphic-properties draw:textarea-horizontal-align="justify" draw:textarea-vertical-align="middle" draw:auto-grow-height="false" fo:min-height="0.424cm" fo:min-width="0.188cm"/>
    </style:style>
    <style:style style:name="P1" style:family="paragraph">
      <loext:graphic-properties draw:fill-color="#ffd428" draw:opacity="44%"/>
      <style:paragraph-properties fo:text-align="center"/>
    </style:style>
    <style:style style:name="P2" style:family="paragraph">
      <loext:graphic-properties draw:fill="solid" draw:fill-color="#c9211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41cm" svg:height="2.54cm" svg:x="9.89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9cm" svg:height="0.94cm" svg:x="9.89cm" svg:y="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8.62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11.14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8.62cm" svg:y="4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11.153cm" svg:y="4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9.92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12.44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9.92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12.453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7.401cm" svg:y="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7.401cm" svg:y="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11.139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13.659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11.139cm" svg:y="8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13.672cm" svg:y="8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8.62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8.62cm" svg:y="8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6.105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6.105cm" svg:y="8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12.439cm" svg:y="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14.959cm" svg:y="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12.439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14.972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9.92cm" svg:y="9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9.92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7.405cm" svg:y="9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7.405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972cm" svg:height="0.952cm" svg:x="4.886cm" svg:y="9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9cm" svg:height="0.94cm" svg:x="4.886cm" svg:y="11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2:14:41.389349279</meta:creation-date>
    <dc:date>2025-04-03T14:48:15.962585037</dc:date>
    <meta:editing-duration>PT1H45M51S</meta:editing-duration>
    <meta:editing-cycles>10</meta:editing-cycles>
    <meta:generator>LibreOffice/7.4.7.2$Linux_X86_64 LibreOffice_project/40$Build-2</meta:generator>
    <meta:document-statistic meta:object-count="30"/>
  </office:meta>
</office:document-meta>
</file>